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FE00000096C22E8B8BA1498EB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margin-left="0in" fo:margin-right="0.1945in" fo:text-align="center" style:justify-single-word="false" fo:text-indent="0in" style:auto-text-indent="false" fo:background-color="#ffffff" fo:padding="0in" fo:border="none" style:shadow="none"/>
    </style:style>
    <style:style style:name="P2" style:family="paragraph" style:parent-style-name="normal">
      <loext:graphic-properties draw:fill="solid" draw:fill-color="#365f91"/>
      <style:paragraph-properties fo:margin-left="0in" fo:margin-right="0.1945in" fo:text-align="center" style:justify-single-word="false" fo:text-indent="0in" style:auto-text-indent="false" fo:background-color="#365f91" fo:padding="0in" fo:border="none" style:shadow="none"/>
    </style:style>
    <style:style style:name="P3" style:family="paragraph" style:parent-style-name="normal">
      <loext:graphic-properties draw:fill="solid" draw:fill-color="#ffffff"/>
      <style:paragraph-properties fo:margin-left="0in" fo:margin-right="0.1945in" fo:text-align="center" style:justify-single-word="false" fo:text-indent="0in" style:auto-text-indent="false" fo:background-color="#ffffff" fo:padding="0in" fo:border="none" style:shadow="none"/>
      <style:text-properties fo:color="#666666" loext:opacity="100%" fo:font-size="8pt" style:font-size-asian="8pt" style:font-size-complex="8pt"/>
    </style:style>
    <style:style style:name="P4" style:family="paragraph" style:parent-style-name="normal" style:master-page-name="Standard">
      <loext:graphic-properties draw:fill="solid" draw:fill-color="#ffffff"/>
      <style:paragraph-properties fo:margin-left="0in" fo:margin-right="0.1945in" fo:text-align="justify" style:justify-single-word="false" fo:text-indent="0in" style:auto-text-indent="false" style:page-number="1" fo:background-color="#ffffff" fo:padding="0in" fo:border="none" style:shadow="none"/>
    </style:style>
    <style:style style:name="P5" style:family="paragraph" style:parent-style-name="normal">
      <loext:graphic-properties draw:fill="solid" draw:fill-color="#ffffff"/>
      <style:paragraph-properties fo:margin-left="0in" fo:margin-right="0.111in" fo:text-indent="0in" style:auto-text-indent="false" fo:background-color="#ffffff" fo:padding="0in" fo:border="none" style:shadow="none"/>
    </style:style>
    <style:style style:name="P6" style:family="paragraph" style:parent-style-name="normal">
      <loext:graphic-properties draw:fill="solid" draw:fill-color="#ffffff"/>
      <style:paragraph-properties fo:margin-left="0in" fo:margin-right="0.111in" fo:text-align="start" style:justify-single-word="false" fo:text-indent="0in" style:auto-text-indent="false" fo:background-color="#ffffff" fo:padding="0in" fo:border="none" style:shadow="none"/>
    </style:style>
    <style:style style:name="P7" style:family="paragraph" style:parent-style-name="normal">
      <loext:graphic-properties draw:fill="solid" draw:fill-color="#ffffff"/>
      <style:paragraph-properties fo:margin-left="0in" fo:margin-right="0.111in" fo:text-align="justify" style:justify-single-word="false" fo:text-indent="0in" style:auto-text-indent="false" fo:background-color="#ffffff" fo:padding="0in" fo:border="none" style:shadow="none"/>
    </style:style>
    <style:style style:name="P8" style:family="paragraph" style:parent-style-name="normal">
      <loext:graphic-properties draw:fill="solid" draw:fill-color="#ffffff"/>
      <style:paragraph-properties fo:text-align="justify" style:justify-single-word="false" fo:background-color="#ffffff" fo:padding="0in" fo:border="none" style:shadow="none"/>
    </style:style>
    <style:style style:name="P9" style:family="paragraph" style:parent-style-name="normal">
      <loext:graphic-properties draw:fill="solid" draw:fill-color="#ffffff"/>
      <style:paragraph-properties fo:text-align="center" style:justify-single-word="false" fo:background-color="#ffffff" fo:padding="0in" fo:border="none" style:shadow="none"/>
    </style:style>
    <style:style style:name="P10" style:family="paragraph" style:parent-style-name="normal">
      <loext:graphic-properties draw:fill="solid" draw:fill-color="#ffffff"/>
      <style:paragraph-properties fo:text-align="justify" style:justify-single-word="false" fo:background-color="#ffffff" fo:padding="0in" fo:border="none" style:shadow="none"/>
      <style:text-properties fo:font-weight="bold" style:font-weight-asian="bold"/>
    </style:style>
    <style:style style:name="P11" style:family="paragraph" style:parent-style-name="normal">
      <loext:graphic-properties draw:fill="solid" draw:fill-color="#ffffff"/>
      <style:paragraph-properties fo:text-align="justify" style:justify-single-word="false" fo:background-color="#ffffff" fo:padding="0in" fo:border="none" style:shadow="none"/>
      <style:text-properties fo:background-color="#ffff00"/>
    </style:style>
    <style:style style:name="P12" style:family="paragraph" style:parent-style-name="normal" style:list-style-name="WWNum1">
      <loext:graphic-properties draw:fill="solid" draw:fill-color="#ffffff"/>
      <style:paragraph-properties fo:margin-left="1in" fo:margin-right="0in" fo:text-align="justify" style:justify-single-word="false" fo:text-indent="-0.25in" style:auto-text-indent="false" fo:background-color="#ffffff" fo:padding="0in" fo:border="none" style:shadow="none"/>
    </style:style>
    <style:style style:name="P13" style:family="paragraph" style:parent-style-name="normal" style:list-style-name="WWNum1">
      <style:paragraph-properties fo:margin-left="1in" fo:margin-right="0in" fo:text-indent="-0.25in" style:auto-text-indent="false" fo:padding="0in" fo:border="none" style:shadow="none"/>
    </style:style>
    <style:style style:name="P14" style:family="paragraph" style:parent-style-name="normal" style:list-style-name="WWNum1">
      <loext:graphic-properties draw:fill="solid" draw:fill-color="#ffffff"/>
      <style:paragraph-properties fo:margin-left="1in" fo:margin-right="0in" fo:text-align="justify" style:justify-single-word="false" fo:text-indent="-0.25in" style:auto-text-indent="false" fo:background-color="#ffffff" fo:padding="0in" fo:border="none" style:shadow="none"/>
      <style:text-properties fo:background-color="#ffff00"/>
    </style:style>
    <style:style style:name="P15" style:family="paragraph" style:parent-style-name="normal" style:list-style-name="WWNum1">
      <style:paragraph-properties fo:margin-left="1in" fo:margin-right="0in" fo:text-indent="-0.25in" style:auto-text-indent="false" fo:padding="0in" fo:border="none" style:shadow="none"/>
      <style:text-properties fo:background-color="#ffff00"/>
    </style:style>
    <style:style style:name="P16" style:family="paragraph" style:parent-style-name="normal" style:list-style-name="WWNum2">
      <style:paragraph-properties fo:margin-left="0.5in" fo:margin-right="0in" fo:text-indent="-0.25in" style:auto-text-indent="false"/>
    </style:style>
    <style:style style:name="T1" style:family="text">
      <style:text-properties fo:color="#4f81bd" loext:opacity="100%" fo:font-weight="bold" style:font-weight-asian="bold"/>
    </style:style>
    <style:style style:name="T2" style:family="text">
      <style:text-properties fo:color="#4f81bd" loext:opacity="100%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Calibri" style:font-name-asian="Calibri1" style:font-name-complex="Calibri1"/>
    </style:style>
    <style:style style:name="T5" style:family="text">
      <style:text-properties style:font-name="Calibri" fo:font-size="10pt" style:font-name-asian="Calibri1" style:font-size-asian="10pt" style:font-name-complex="Calibri1" style:font-size-complex="10pt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style:text-underline-style="none"/>
    </style:style>
    <style:style style:name="T8" style:family="text">
      <style:text-properties fo:color="#666666" loext:opacity="100%" fo:font-size="8pt" style:font-size-asian="8pt" style:font-size-complex="8pt"/>
    </style:style>
    <style:style style:name="T9" style:family="text">
      <style:text-properties fo:color="#666666" loext:opacity="10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602in, 0.0563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/text:p>
      <text:p text:style-name="P1"><text:span text:style-name="T1">Monsieur Mahefa Abel</text:span></text:p>
      <text:p text:style-name="P1"><text:span text:style-name="T1">INGÉNIEUR DÉVELOPPEUR</text:span></text:p>
      <text:p text:style-name="P1"><text:span text:style-name="T1">PHP / Prestashop / eCommerce</text:span></text:p>
      <text:p text:style-name="P1"><text:span text:style-name="T1">6 ans d’expérience</text:span></text:p>
      <text:p text:style-name="P1"><text:span text:style-name="T2"><text:s/></text:span></text:p>
      <text:p text:style-name="P2"><text:span text:style-name="T3">COMPÉTENCES </text:span><text:s/></text:p>
      <text:p text:style-name="P5"><text:span text:style-name="T3">Langages:</text:span> PHP, JavaScript, SQL, PL/SQL</text:p>
      <text:p text:style-name="P5"><text:span text:style-name="T3">Framework :</text:span> Prestashop, PHP MVC, REST, SOAP, JQuery, Angular 2+, Nodejs. </text:p>
      <text:p text:style-name="P6"><text:span text:style-name="T3">SGBD:</text:span><text:span text:style-name="T4"><text:tab/> </text:span>Sql Server, MySQL, MySQL Workbench, PostgreSQL</text:p>
      <text:p text:style-name="P5"><text:span text:style-name="T3">SGBD NoSQL: </text:span>MongoDB</text:p>
      <text:p text:style-name="P5"><text:span text:style-name="T3">Design patterns</text:span> : Repository Pattern, Singleton </text:p>
      <text:p text:style-name="P6"><text:span text:style-name="T3">Outils:</text:span> Git, Github, Svn, Jira, confluence</text:p>
      <text:p text:style-name="P5"><text:s/></text:p>
      <text:p text:style-name="P5"><text:span text:style-name="T3">Méthodologie</text:span>: Agile Scrum, Devops. </text:p>
      <text:p text:style-name="P5"><text:span text:style-name="T3">Systèmes</text:span>: Windows, Linux</text:p>
      <text:p text:style-name="P5"><text:span text:style-name="T3">Anglais :</text:span>Lu et écrit</text:p>
      <text:p text:style-name="P2"><text:span text:style-name="T3">FORMATIONS</text:span> </text:p>
      <text:p text:style-name="P7"><text:s/></text:p>
      <text:p text:style-name="P7">2015: Master 2, Informatique, Ecole National de l’informatique de Madagascar <text:s/></text:p>
      <text:p text:style-name="P7">2018: Formation ReactJS, React Native, Vue.js</text:p>
      <text:p text:style-name="P7">2019: Formation Docker / kubernetes</text:p>
      <text:p text:style-name="P7">2020: Formation AWS</text:p>
      <text:p text:style-name="P2"><text:span text:style-name="T3">EXPÉRIENCES PROFESSIONNELLES</text:span> </text:p>
      <text:p text:style-name="P8"/>
      <text:p text:style-name="P8"/>
      <text:p text:style-name="P9"><text:span text:style-name="T3">Indépendants</text:span><text:span text:style-name="T5"><text:tab/></text:span></text:p>
      <text:p text:style-name="P9"><text:span text:style-name="T3">A partir de Août 2018</text:span></text:p>
      <text:p text:style-name="P10"/>
      <text:p text:style-name="P10"/>
      <text:p text:style-name="P11"><text:span text:style-name="T6">PROJET : PRB - API reliant un site ecommerce prestashop et un base de donnée des fournisseur</text:span></text:p>
      <text:p text:style-name="P11">Contexte : </text:p>
      <text:list xml:id="list3245446509" text:style-name="WWNum1">
        <text:list-item>
          <text:p text:style-name="P14">Partie IHM : HTML5, CSS3, jQuery</text:p>
        </text:list-item>
        <text:list-item>
          <text:p text:style-name="P14">Base de données : MySql</text:p>
        </text:list-item>
        <text:list-item>
          <text:p text:style-name="P14">Framework : Prestashop / Laravel</text:p>
        </text:list-item>
        <text:list-item>
          <text:p text:style-name="P15">Gestion de codes sources avec Git (Clone/Branch/Pull/Merge/Gestion conflit)</text:p>
        </text:list-item>
        <text:list-item>
          <text:p text:style-name="P15">Mise en place de services web</text:p>
        </text:list-item>
        <text:list-item>
          <text:p text:style-name="P15">Développement de plugin</text:p>
        </text:list-item>
        <text:list-item>
          <text:p text:style-name="P15">Mise en place système de connecteur entre prestashop et les fournisseurs</text:p>
        </text:list-item>
      </text:list>
      <text:p text:style-name="P11"/>
      <text:p text:style-name="P11">ENVIRONNEMENT TECHNIQUE : </text:p>
      <text:p text:style-name="P11">Prestashop, Laravel, XML, MySql, JQuery, JavaScript, Jira, Git, Confluence, API</text:p>
      <text:p text:style-name="P11"/>
      <text:p text:style-name="P10"><text:soft-page-break/></text:p>
      <text:p text:style-name="P8"><text:span text:style-name="T6">PROJET : Okazo - Site de vente de telephone reconditionné en ligne</text:span></text:p>
      <text:p text:style-name="P8">Contexte : </text:p>
      <text:list xml:id="list121607336870129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 back/front</text:p>
        </text:list-item>
      </text:list>
      <text:p text:style-name="P8"/>
      <text:p text:style-name="P8">ENVIRONNEMENT TECHNIQUE : </text:p>
      <text:p text:style-name="P8">Prestashop, XML, MySql, JQuery, JavaScript, Jira, Git, Confluence<text:span text:style-name="T3"> <text:s text:c="72"/></text:span><text:s/></text:p>
      <text:p text:style-name="P8"/>
      <text:p text:style-name="P8"/>
      <text:p text:style-name="P8"><text:span text:style-name="T6">PROJET : BtsDesigndEspace - Site Vitrine et site de présentation de produit</text:span></text:p>
      <text:p text:style-name="P8">Contexte : </text:p>
      <text:list xml:id="list121605738818081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Wordpress, Prestashop, XML, MySql, JQuery, JavaScript, Jira, Git, Confluence</text:p>
      <text:p text:style-name="P8"/>
      <text:p text:style-name="P8"><text:span text:style-name="T6">PROJET : Numen - Site de vente de carte de fidélité en ligne</text:span></text:p>
      <text:p text:style-name="P8">Contexte : </text:p>
      <text:list xml:id="list121606855247192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, Wordpress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Wordpress, Prestashop, XML, MySql, JQuery, JavaScript, Jira, Git, Confluence</text:p>
      <text:p text:style-name="P8"/>
      <text:p text:style-name="P8"><text:span text:style-name="T6">PROJET : Notshy - Site de vente en ligne vettement pour femme</text:span></text:p>
      <text:p text:style-name="P8">Contexte : </text:p>
      <text:list xml:id="list121606753115052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<text:soft-page-break/>Mise en place de services web</text:p>
        </text:list-item>
        <text:list-item>
          <text:p text:style-name="P13">Développement de plugin front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8"/>
      <text:p text:style-name="P8"><text:span text:style-name="T6">PROJET : GreenRiders - Site de réservation de trottinette electrique en ligne</text:span></text:p>
      <text:p text:style-name="P8">Contexte : </text:p>
      <text:list xml:id="list121606535187691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Laravel, React Native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</text:list>
      <text:p text:style-name="P8"/>
      <text:p text:style-name="P8">ENVIRONNEMENT TECHNIQUE : </text:p>
      <text:p text:style-name="P8">Laravel, React Native, XML, MySql, JQuery, JavaScript, Jira, Git, Confluence</text:p>
      <text:p text:style-name="P8"/>
      <text:p text:style-name="P8"/>
      <text:p text:style-name="P8"><text:span text:style-name="T6">PROJET : Deltawatt - Site de vente en ligne d’ampoule et accessoire</text:span></text:p>
      <text:p text:style-name="P8">Contexte :</text:p>
      <text:list xml:id="list121606214660601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, Joomla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>Prestashop, Joomla, XML, MySql, JQuery, JavaScript, Jira, Git, Confluence</text:p>
      <text:p text:style-name="P8"/>
      <text:p text:style-name="P8"/>
      <text:p text:style-name="P8"><text:span text:style-name="T6">PROJET : CRYOJET - Site de vente en ligne</text:span></text:p>
      <text:list xml:id="list121605905799637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8"/>
      <text:p text:style-name="P8"/>
      <text:p text:style-name="P8"><text:span text:style-name="T6">PROJET : Développement site vitrine Banana-Joyce</text:span></text:p>
      <text:p text:style-name="P8">Contexte : </text:p>
      <text:list xml:id="list121605589785046" text:continue-numbering="true" text:style-name="WWNum1">
        <text:list-item>
          <text:p text:style-name="P12">Partie IHM : HTML5, CSS3, jQuery</text:p>
        </text:list-item>
        <text:list-item>
          <text:p text:style-name="P12"><text:soft-page-break/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8"/>
      <text:p text:style-name="P8"><text:s/></text:p>
      <text:p text:style-name="P8"/>
      <text:p text:style-name="P8"><text:s/></text:p>
      <text:p text:style-name="P9"><text:span text:style-name="T3">Etech Consulting / Arkeup Group</text:span></text:p>
      <text:p text:style-name="P9"><text:span text:style-name="T3">Septembre 2014 – Juillet 2018</text:span></text:p>
      <text:p text:style-name="P8"/>
      <text:p text:style-name="normal"><text:span text:style-name="T6">PROJET : Audit Sopra bank</text:span></text:p>
      <text:p text:style-name="normal"/>
      <text:p text:style-name="normal">Mission : </text:p>
      <text:list xml:id="list410247014" text:style-name="WWNum2">
        <text:list-item>
          <text:p text:style-name="P16">Faire une analyse approfondie et rédiger un rapport d’audit sur la partie back et front du site web</text:p>
        </text:list-item>
        <text:list-item>
          <text:p text:style-name="P16">La clarté du code source</text:p>
        </text:list-item>
        <text:list-item>
          <text:p text:style-name="P16">Les technologies utilisées</text:p>
        </text:list-item>
        <text:list-item>
          <text:p text:style-name="P16">La gestion des dépendances (s’il y a des dépendances à risque ?)</text:p>
        </text:list-item>
        <text:list-item>
          <text:p text:style-name="P16">Les best practices des langages</text:p>
        </text:list-item>
        <text:list-item>
          <text:p text:style-name="P16">Les nouvelles fonctionnalités sont-elles utilisées ? Les codes deprecated</text:p>
        </text:list-item>
        <text:list-item>
          <text:p text:style-name="P16">La complexité du code source</text:p>
        </text:list-item>
        <text:list-item>
          <text:p text:style-name="P16">Le respect de la technologie utilisée</text:p>
        </text:list-item>
        <text:list-item>
          <text:p text:style-name="P16">La qualité des commentaires</text:p>
        </text:list-item>
        <text:list-item>
          <text:p text:style-name="P16">La qualité et la composition des tests</text:p>
        </text:list-item>
        <text:list-item>
          <text:p text:style-name="P16">La performance des fonctionnalités importantes</text:p>
        </text:list-item>
        <text:list-item>
          <text:p text:style-name="P16">La plateforme CI/CD du projet</text:p>
        </text:list-item>
      </text:list>
      <text:p text:style-name="normal"/>
      <text:p text:style-name="P8">ENVIRONNEMENT TECHNIQUE: </text:p>
      <text:p text:style-name="normal">HTML5, CSS3, jQuery, MySql, Prestashop 1.6, Wordpress 4, MVC, JQuery, JavaScript, Jira, Confluence</text:p>
      <text:p text:style-name="P8"/>
      <text:p text:style-name="P8"><text:span text:style-name="T6">PROJET : Ab2bMarket - Site de vente en ligne place de marché</text:span></text:p>
      <text:p text:style-name="P8">Contexte : </text:p>
      <text:list xml:id="list121605529451426" text:continue-list="list121605589785046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Magento /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><text:soft-page-break/></text:p>
      <text:p text:style-name="P8">ENVIRONNEMENT TECHNIQUE : </text:p>
      <text:p text:style-name="P8">Prestashop, Magento, XML, MySql, JQuery, JavaScript, Jira, Git, Confluence</text:p>
      <text:p text:style-name="P10"/>
      <text:p text:style-name="P8"><text:span text:style-name="T6">PROJET : Hairnet Coiffure - WebService de gestion de produit de salons de coiffure</text:span></text:p>
      <text:p text:style-name="P8">Contexte : </text:p>
      <text:list xml:id="list121607515061298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HP MVC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</text:list>
      <text:p text:style-name="P8"/>
      <text:p text:style-name="P8">ENVIRONNEMENT TECHNIQUE : </text:p>
      <text:p text:style-name="P8">MVC, XML, MySql, JQuery, JavaScript, Jira, Git, Confluence</text:p>
      <text:p text:style-name="P10"/>
      <text:p text:style-name="P8"><text:span text:style-name="T6">PROJET : Site de vente en ligne internationale, multiboutique dont Paris, Hong Kong, New York de Buly 1803</text:span></text:p>
      <text:p text:style-name="P8">Contexte : </text:p>
      <text:list xml:id="list121606359893153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 back/front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10"/>
      <text:p text:style-name="P8"><text:span text:style-name="T6">PROJET : Le speeddating - Site de rencontres basé à Paris</text:span></text:p>
      <text:p text:style-name="P8">Contexte : </text:p>
      <text:list xml:id="list121606304062502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 back/front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10"/>
      <text:p text:style-name="P8"><text:span text:style-name="T6">PROJET : Custom Message - Outil de gestion de message personnalisé lors d’un événement</text:span></text:p>
      <text:p text:style-name="P8">Contexte : </text:p>
      <text:list xml:id="list121605746113063" text:continue-numbering="true" text:style-name="WWNum1">
        <text:list-item>
          <text:p text:style-name="P12">Partie IHM : HTML5, CSS3, jQuery</text:p>
        </text:list-item>
        <text:list-item>
          <text:p text:style-name="P12"><text:soft-page-break/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10"/>
      <text:p text:style-name="P8"><text:span text:style-name="T6">PROJET : CPI - Site de vente de parfums en ligne.</text:span></text:p>
      <text:p text:style-name="P8">Contexte : </text:p>
      <text:list xml:id="list121605640570141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Wordpress, Prestashop, XML, MySql, JQuery, JavaScript, Jira, Git, Confluence</text:p>
      <text:p text:style-name="P10"/>
      <text:p text:style-name="P8"><text:span text:style-name="T6">PROJET : Oledcomm - Site de vente en ligne des ampoules connectées</text:span></text:p>
      <text:p text:style-name="P8">Contexte : </text:p>
      <text:list xml:id="list121606245426297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Prestashop, XML, MySql, JQuery, JavaScript, Jira, Git</text:p>
      <text:p text:style-name="P10"/>
      <text:p text:style-name="P8"><text:span text:style-name="T6">PROJET : Artibip - Web service pour des clients mobile (Android &amp; iOS)</text:span></text:p>
      <text:p text:style-name="P8">Contexte : </text:p>
      <text:list xml:id="list121606549518754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Symfony,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Symfony, Prestashop, XML, MySql, JQuery, JavaScript, Jira, Git, Confluence</text:p>
      <text:p text:style-name="P10"><text:soft-page-break/></text:p>
      <text:p text:style-name="P8"><text:span text:style-name="T6">PROJET : Hairnet Webservice - WebService de gestion de produit de salons de coiffure</text:span></text:p>
      <text:p text:style-name="P8">Contexte : </text:p>
      <text:list xml:id="list121606478477258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HP MVC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XML, MySql, PHP, JQuery, JavaScript, Jira, Git, Confluence</text:p>
      <text:p text:style-name="P10"/>
      <text:p text:style-name="P8"><text:span text:style-name="T6">PROJET : Mémé Georgette - Site e-commerce import-export pour les professionnels</text:span></text:p>
      <text:p text:style-name="P8">Contexte : </text:p>
      <text:list xml:id="list121606161071270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 1.6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 front</text:p>
        </text:list-item>
      </text:list>
      <text:p text:style-name="P8"/>
      <text:p text:style-name="P8">ENVIRONNEMENT TECHNIQUE : </text:p>
      <text:p text:style-name="P8">Prestashop, XML, MySql, JQuery, JavaScript, Jira, Git, Confluence</text:p>
      <text:p text:style-name="P10"/>
      <text:p text:style-name="P8"><text:span text:style-name="T6">PROJET : Fraikin BE - Application (web) métiers du groupe Fraikin</text:span></text:p>
      <text:p text:style-name="P8">Contexte : </text:p>
      <text:list xml:id="list121607048979965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Angular, Symfony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</text:list>
      <text:p text:style-name="P8"/>
      <text:p text:style-name="P8">ENVIRONNEMENT TECHNIQUE : </text:p>
      <text:p text:style-name="P8">Angular, Symfony, XML, MySql, JQuery, JavaScript, Jira, Git, Confluence, WSDL, SOAP</text:p>
      <text:p text:style-name="P10"/>
      <text:p text:style-name="P8"><text:span text:style-name="T6">PROJET : Développement du Site de boutique en ligne WiClick </text:span></text:p>
      <text:p text:style-name="P8">Contexte : </text:p>
      <text:list xml:id="list121606838692144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<text:soft-page-break/>Développement de plugin back/front</text:p>
        </text:list-item>
      </text:list>
      <text:p text:style-name="P8"/>
      <text:p text:style-name="P8">ENVIRONNEMENT TECHNIQUE : </text:p>
      <text:p text:style-name="P8">Prestashop, XML, MySql, JQuery, JavaScript, Jira, Github</text:p>
      <text:p text:style-name="P10"/>
      <text:p text:style-name="P8"><text:span text:style-name="T6">PROJET : Odiwi - Site vitrine SSII </text:span></text:p>
      <text:p text:style-name="P8">Contexte : </text:p>
      <text:list xml:id="list121607384358136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plugin back</text:p>
        </text:list-item>
      </text:list>
      <text:p text:style-name="P8"/>
      <text:p text:style-name="P8">ENVIRONNEMENT TECHNIQUE : </text:p>
      <text:p text:style-name="P8">Prestashop, XML, MySql, JQuery, JavaScript, Jira, Git</text:p>
      <text:p text:style-name="P10"/>
      <text:p text:style-name="P8"><text:span text:style-name="T6">PROJET : Paddock sports - Site e-commerce de matériels de sport professionnels</text:span></text:p>
      <text:p text:style-name="P8">Contexte : </text:p>
      <text:list xml:id="list121607149123966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 1.6</text:p>
        </text:list-item>
        <text:list-item>
          <text:p text:style-name="P13">Gestion de codes sources avec Git (Clone/Branch/Pull/Merge/Gestion conflit)</text:p>
        </text:list-item>
        <text:list-item>
          <text:p text:style-name="P13">Développement de module front</text:p>
        </text:list-item>
      </text:list>
      <text:p text:style-name="P8"/>
      <text:p text:style-name="P8">ENVIRONNEMENT TECHNIQUE : </text:p>
      <text:p text:style-name="P8">Prestashop, XML, MySql, JQuery, JavaScript, Jira, Git</text:p>
      <text:p text:style-name="P10"/>
      <text:p text:style-name="P8"><text:span text:style-name="T6">PROJET : Mademoiselle D Paris - Site e-commerce de prêt-à-porter féminin</text:span></text:p>
      <text:p text:style-name="P8">Contexte : </text:p>
      <text:list xml:id="list121606966128449" text:continue-numbering="true" text:style-name="WWNum1">
        <text:list-item>
          <text:p text:style-name="P12">Partie IHM : HTML5, CSS3, jQuery</text:p>
        </text:list-item>
        <text:list-item>
          <text:p text:style-name="P12">Base de données : MySql</text:p>
        </text:list-item>
        <text:list-item>
          <text:p text:style-name="P12">Framework : Prestashop 1.7</text:p>
        </text:list-item>
        <text:list-item>
          <text:p text:style-name="P13">Gestion de codes sources avec Git (Clone/Branch/Pull/Merge/Gestion conflit)</text:p>
        </text:list-item>
        <text:list-item>
          <text:p text:style-name="P13">Développement de plugin</text:p>
        </text:list-item>
      </text:list>
      <text:p text:style-name="P8"/>
      <text:p text:style-name="P8">ENVIRONNEMENT TECHNIQUE : </text:p>
      <text:p text:style-name="P8">Prestashop, Plugin, Modification theme, XML, MySql, JQuery, JavaScript, Jira, Git, Confluence</text:p>
      <text:p text:style-name="P10"/>
      <text:p text:style-name="P10"/>
      <text:p text:style-name="P8"><text:span text:style-name="T6">PROJET : Développement du site vitrine de l’aéroport Ravinala</text:span></text:p>
      <text:p text:style-name="P8">Contexte : </text:p>
      <text:list xml:id="list121605592780165" text:continue-numbering="true" text:style-name="WWNum1">
        <text:list-item>
          <text:p text:style-name="P12">Partie IHM : HTML5, CSS3, jQuery</text:p>
        </text:list-item>
        <text:list-item>
          <text:p text:style-name="P12"><text:soft-page-break/>Base de données : MySql</text:p>
        </text:list-item>
        <text:list-item>
          <text:p text:style-name="P12">Framework : Prestashop, Wordpress</text:p>
        </text:list-item>
        <text:list-item>
          <text:p text:style-name="P13">Gestion de codes sources avec Git (Clone/Branch/Pull/Merge/Gestion conflit)</text:p>
        </text:list-item>
        <text:list-item>
          <text:p text:style-name="P13">Mise en place de services web</text:p>
        </text:list-item>
        <text:list-item>
          <text:p text:style-name="P13">Développement de module front/back</text:p>
        </text:list-item>
      </text:list>
      <text:p text:style-name="P8"/>
      <text:p text:style-name="P8">ENVIRONNEMENT TECHNIQUE : </text:p>
      <text:p text:style-name="P8">Wordpress, Prestashop, XML, MySql, JQuery, JavaScript, Jira, Git, Confluence</text:p>
      <text:p text:style-name="P8"/>
      <text:p text:style-name="P8"><text:span text:style-name="T6">PROJET : Audit, Maintenance et évolution de l’application web de DomTomAuto</text:span></text:p>
      <text:p text:style-name="P8">Contexte : DomTomAuto est une application de vente en ligne de véhicules. </text:p>
      <text:list xml:id="list121605502239110" text:continue-numbering="true" text:style-name="WWNum1">
        <text:list-item>
          <text:p text:style-name="P12">Partie IHM : HTML5, CSS3, jQuery</text:p>
        </text:list-item>
        <text:list-item>
          <text:p text:style-name="P12">Service/Métier : PHP, Analyse à la mise en conformité aux bonnes pratiques et rédaction rapport d’audit</text:p>
        </text:list-item>
        <text:list-item>
          <text:p text:style-name="P12">Base de données : MySql</text:p>
        </text:list-item>
        <text:list-item>
          <text:p text:style-name="P12">Framework : Prestashop, Wordpress</text:p>
        </text:list-item>
        <text:list-item>
          <text:p text:style-name="P13">Optimisation de requêtes BD</text:p>
        </text:list-item>
        <text:list-item>
          <text:p text:style-name="P13">Accès aux codes sources avec Git (Clone/Branch/Pull/Merge/Gestion conflit)</text:p>
        </text:list-item>
        <text:list-item>
          <text:p text:style-name="P13">Mise en place de services web <text:s/></text:p>
        </text:list-item>
      </text:list>
      <text:p text:style-name="P8"/>
      <text:p text:style-name="P8">ENVIRONNEMENT TECHNIQUE: </text:p>
      <text:p text:style-name="P8">MVC, XML, Prestashop 1.5, wordpress, MySql, JQuery, JavaScript, Jira, Git</text:p>
      <text:p text:style-name="P8"/>
      <text:p text:style-name="P8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normal">
      <loext:graphic-properties draw:fill="solid" draw:fill-color="#ffffff"/>
      <style:paragraph-properties fo:margin-left="0in" fo:margin-right="0.1945in" fo:text-align="center" style:justify-single-word="false" fo:text-indent="0in" style:auto-text-indent="false" fo:background-color="#ffffff" fo:padding="0in" fo:border="none" style:shadow="none"/>
      <style:text-properties fo:color="#666666" loext:opacity="100%" fo:font-size="8pt" style:font-size-asian="8pt" style:font-size-complex="8pt"/>
    </style:style>
    <style:style style:name="MP2" style:family="paragraph" style:parent-style-name="normal">
      <loext:graphic-properties draw:fill="solid" draw:fill-color="#ffffff"/>
      <style:paragraph-properties fo:margin-left="0in" fo:margin-right="0.1945in" fo:text-align="center" style:justify-single-word="false" fo:text-indent="0in" style:auto-text-indent="false" fo:background-color="#ffffff" fo:padding="0in" fo:border="none" style:shadow="none"/>
    </style:style>
    <style:style style:name="MT1" style:family="text">
      <style:text-properties fo:color="#666666" loext:opacity="100%"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.0602in, 0.0563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normal"><draw:frame draw:style-name="Mfr1" draw:name="image1.png" text:anchor-type="as-char" svg:width="1.6772in" svg:height="0.8752in" draw:z-index="8"><draw:image xlink:href="Pictures/10000201000000FE00000096C22E8B8BA1498EB0.png" xlink:type="simple" xlink:show="embed" xlink:actuate="onLoad" draw:mime-type="image/png"/></draw:frame></text:p>
        <text:p text:style-name="normal"/>
      </style:header>
      <style:footer>
        <text:p text:style-name="MP1"/>
        <text:p text:style-name="MP2"><text:span text:style-name="MT1">GIRA Consulting </text:span></text:p>
        <text:p text:style-name="MP2"><text:span text:style-name="MT1">16-18 rue de Londres 75009 paris </text:span></text:p>
        <text:p text:style-name="MP2"><text:span text:style-name="MT1">Contact : Jenny Rasoza tél : 06 43 37 18 54 <text:s/>jenny.rasoza@giraconsulting.fr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28T12:16:03.425000000</dc:date>
    <meta:editing-duration>PT4M35S</meta:editing-duration>
    <meta:editing-cycles>1</meta:editing-cycles>
    <meta:document-statistic meta:table-count="0" meta:image-count="1" meta:object-count="0" meta:page-count="9" meta:paragraph-count="305" meta:word-count="1898" meta:character-count="11878" meta:non-whitespace-character-count="10293"/>
    <meta:generator>LibreOffice/7.1.0.3$Windows_X86_64 LibreOffice_project/f6099ecf3d29644b5008cc8f48f42f4a40986e4c</meta:generator>
  </office:meta>
</office:document-meta>
</file>